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43in"/>
    </style:style>
    <style:style style:name="co2" style:family="table-column">
      <style:table-column-properties fo:break-before="auto" style:column-width="0.3425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1.0638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d7d7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a6a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6d6d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10d0c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dde8cb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77bc65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faf46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64" style:family="table-cell" style:parent-style-name="Default">
      <style:table-cell-properties fo:background-color="#000000" fo:border="0.74pt solid #ffffff"/>
      <style:text-properties fo:color="#ff0000" fo:font-size="14pt" style:font-size-asian="14pt" style:font-size-complex="14pt"/>
    </style:style>
    <style:style style:name="ce6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66" style:family="table-cell" style:parent-style-name="Default">
      <style:table-cell-properties fo:background-color="#000000" fo:border="0.74pt solid #ffffff"/>
      <style:text-properties fo:color="#ffff00" fo:font-size="14pt" style:font-size-asian="14pt" style:font-size-complex="14pt"/>
    </style:style>
    <style:style style:name="ce6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68" style:family="table-cell" style:parent-style-name="Default">
      <style:table-cell-properties fo:background-color="#000000" fo:border="0.74pt solid #ffffff"/>
      <style:text-properties fo:color="#2a6099" fo:font-size="14pt" style:font-size-asian="14pt" style:font-size-complex="14pt"/>
    </style:style>
    <style:style style:name="ce6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70" style:family="table-cell" style:parent-style-name="Default">
      <style:table-cell-properties fo:background-color="#000000" fo:border="0.74pt solid #ffffff"/>
      <style:text-properties fo:color="#00a933" fo:font-size="14pt" style:font-size-asian="14pt" style:font-size-complex="14pt"/>
    </style:style>
    <style:style style:name="ce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2a6099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5983b0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ffd7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a6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6d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38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93" style:family="table-cell" style:parent-style-name="Default">
      <style:table-cell-properties fo:background-color="#1c1c1c" fo:border="0.74pt solid #ffffff"/>
      <style:text-properties fo:color="#ff0000" fo:font-size="14pt" style:font-size-asian="14pt" style:font-size-complex="14pt"/>
    </style:style>
    <style:style style:name="ce94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95" style:family="table-cell" style:parent-style-name="Default">
      <style:table-cell-properties fo:background-color="#1c1c1c" fo:border="0.74pt solid #ffffff"/>
      <style:text-properties fo:color="#ffff00" fo:font-size="14pt" style:font-size-asian="14pt" style:font-size-complex="14pt"/>
    </style:style>
    <style:style style:name="ce96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97" style:family="table-cell" style:parent-style-name="Default">
      <style:table-cell-properties fo:background-color="#1c1c1c" fo:border="0.74pt solid #ffffff"/>
      <style:text-properties fo:color="#2a6099" fo:font-size="14pt" style:font-size-asian="14pt" style:font-size-complex="14pt"/>
    </style:style>
    <style:style style:name="ce98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99" style:family="table-cell" style:parent-style-name="Default">
      <style:table-cell-properties fo:background-color="#1c1c1c" fo:border="0.74pt solid #ffffff"/>
      <style:text-properties fo:color="#00a933" fo:font-size="14pt" style:font-size-asian="14pt" style:font-size-complex="14pt"/>
    </style:style>
    <style:style style:name="ce28" style:family="table-cell" style:parent-style-name="Default">
      <style:table-cell-properties fo:background-color="#2a6099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0" style:family="table-cell" style:parent-style-name="Default">
      <style:table-cell-properties fo:border-bottom="none" fo:background-color="#000000" fo:border-left="0.74pt solid #ffffff" fo:border-right="none" fo:border-top="none"/>
      <style:text-properties fo:color="#ff0000" fo:font-size="14pt" style:font-size-asian="14pt" style:font-size-complex="14pt"/>
    </style:style>
    <style:style style:name="ce111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ffff00" fo:font-size="14pt" style:font-size-asian="14pt" style:font-size-complex="14pt"/>
    </style:style>
    <style:style style:name="ce112" style:family="table-cell" style:parent-style-name="Default">
      <style:table-cell-properties fo:border-bottom="none" fo:background-color="#000000" fo:border-left="0.74pt solid #ffffff" fo:border-right="none" fo:border-top="none"/>
      <style:text-properties fo:color="#ffff00" fo:font-size="14pt" style:font-size-asian="14pt" style:font-size-complex="14pt"/>
    </style:style>
    <style:style style:name="ce113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14" style:family="table-cell" style:parent-style-name="Default">
      <style:table-cell-properties fo:border-bottom="none" fo:background-color="#000000" fo:border-left="0.74pt solid #ffffff" fo:border-right="none" fo:border-top="none"/>
      <style:text-properties fo:color="#2a6099" fo:font-size="14pt" style:font-size-asian="14pt" style:font-size-complex="14pt"/>
    </style:style>
    <style:style style:name="ce115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16" style:family="table-cell" style:parent-style-name="Default">
      <style:table-cell-properties fo:border-bottom="none" fo:background-color="#000000" fo:border-left="0.74pt solid #ffffff" fo:border-right="none" fo:border-top="none"/>
      <style:text-properties fo:color="#00a933" fo:font-size="14pt" style:font-size-asian="14pt" style:font-size-complex="14pt"/>
    </style:style>
    <style:style style:name="ce11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18" style:family="table-cell" style:parent-style-name="Default">
      <style:table-cell-properties fo:border-bottom="0.74pt solid #ffffff" fo:background-color="#000000" fo:border-left="0.74pt solid #ffffff" fo:border-right="none" fo:border-top="0.74pt solid #ffffff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 style:vertical-align="middle"/>
      <style:paragraph-properties fo:text-align="center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74pt solid #ffffff" fo:background-color="#000000" fo:border-left="none" fo:border-right="none" fo:border-top="0.74pt solid #ffffff"/>
      <style:text-properties fo:font-size="14pt" style:font-size-asian="14pt" style:font-size-complex="14pt"/>
    </style:style>
    <style:style style:name="ce123" style:family="table-cell" style:parent-style-name="Default">
      <style:table-cell-properties fo:border-bottom="0.74pt solid #ffffff" fo:background-color="#000000" fo:border-left="none" fo:border-right="0.74pt solid #ffffff" fo:border-top="0.74pt solid #fffff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100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1011"/>
        </table:table-row>
        <table:table-row table:style-name="ro1">
          <table:table-cell table:style-name="ce44" table:number-columns-spanned="5" table:number-rows-spanned="3"/>
          <table:covered-table-cell table:number-columns-repeated="4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8]+[.B9]+[.B10]+[.B11]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8]+[.E9]+[.E10]+[.E11]" office:value-type="float" office:value="3" calcext:value-type="float">
            <text:p>3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Craft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Deduction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4]+[.B15]+[.B16]+[.B17]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14]+[.E15]+[.E16]+[.E17]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119"/>
          <table:table-cell table:style-name="ce122" table:number-columns-repeated="3"/>
          <table:table-cell table:style-name="ce123"/>
          <table:table-cell/>
          <table:table-cell table:style-name="ce119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7]+[.B13]+[.E7]+[.E13]" office:value-type="float" office:value="16" calcext:value-type="float">
            <text:p>16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63" office:value-type="string" calcext:value-type="string" table:number-columns-spanned="2" table:number-rows-spanned="2">
            <text:p>HIT POINTS:</text:p>
          </table:table-cell>
          <table:covered-table-cell table:style-name="ce64"/>
          <table:table-cell table:style-name="ce63" table:formula="of:=[.B7]+2" office:value-type="float" office:value="8" calcext:value-type="float" table:number-columns-spanned="1" table:number-rows-spanned="2">
            <text:p>8</text:p>
          </table:table-cell>
          <table:table-cell table:style-name="ce92" office:value-type="float" office:value="8" calcext:value-type="float" table:number-columns-spanned="2" table:number-rows-spanned="2">
            <text:p>8</text:p>
          </table:table-cell>
          <table:covered-table-cell table:style-name="ce92"/>
          <table:table-cell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3" table:style-name="ce64"/>
          <table:covered-table-cell table:number-columns-repeated="2" table:style-name="ce93"/>
          <table:table-cell table:style-name="ce110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5" office:value-type="string" calcext:value-type="string" table:number-columns-spanned="2" table:number-rows-spanned="2">
            <text:p>MAGIC POINTS:</text:p>
          </table:table-cell>
          <table:covered-table-cell table:style-name="ce66"/>
          <table:table-cell table:style-name="ce65" table:formula="of:=[.E13]" office:value-type="float" office:value="5" calcext:value-type="float" table:number-columns-spanned="1" table:number-rows-spanned="2">
            <text:p>5</text:p>
          </table:table-cell>
          <table:table-cell table:style-name="ce94" office:value-type="float" office:value="5" calcext:value-type="float" table:number-columns-spanned="2" table:number-rows-spanned="2">
            <text:p>5</text:p>
          </table:table-cell>
          <table:covered-table-cell table:style-name="ce94"/>
          <table:table-cell table:style-name="ce11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66"/>
          <table:covered-table-cell table:number-columns-repeated="2" table:style-name="ce95"/>
          <table:table-cell table:style-name="ce11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7" office:value-type="string" calcext:value-type="string" table:number-columns-spanned="2" table:number-rows-spanned="2">
            <text:p>INTUITION POINTS:</text:p>
          </table:table-cell>
          <table:covered-table-cell table:style-name="ce68"/>
          <table:table-cell table:style-name="ce67" table:formula="of:=ROUNDDOWN([.E7]/5)" office:value-type="float" office:value="0" calcext:value-type="float" table:number-columns-spanned="1" table:number-rows-spanned="2">
            <text:p>0</text:p>
          </table:table-cell>
          <table:table-cell table:style-name="ce96" office:value-type="float" office:value="0" calcext:value-type="float" table:number-columns-spanned="2" table:number-rows-spanned="2">
            <text:p>0</text:p>
          </table:table-cell>
          <table:covered-table-cell table:style-name="ce96"/>
          <table:table-cell table:style-name="ce113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68"/>
          <table:covered-table-cell table:number-columns-repeated="2" table:style-name="ce97"/>
          <table:table-cell table:style-name="ce11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9" office:value-type="string" calcext:value-type="string" table:number-columns-spanned="2" table:number-rows-spanned="2">
            <text:p>FAVOR POINTS:</text:p>
          </table:table-cell>
          <table:covered-table-cell table:style-name="ce70"/>
          <table:table-cell table:style-name="ce69" table:formula="of:=ROUNDDOWN([.B13]/2)" office:value-type="float" office:value="1" calcext:value-type="float" table:number-columns-spanned="1" table:number-rows-spanned="2">
            <text:p>1</text:p>
          </table:table-cell>
          <table:table-cell table:style-name="ce98" office:value-type="float" office:value="1" calcext:value-type="float" table:number-columns-spanned="2" table:number-rows-spanned="2">
            <text:p>1</text:p>
          </table:table-cell>
          <table:covered-table-cell table:style-name="ce98"/>
          <table:table-cell table:style-name="ce11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70"/>
          <table:covered-table-cell table:number-columns-repeated="2" table:style-name="ce99"/>
          <table:table-cell table:style-name="ce11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ce117"/>
          <table:table-cell table:style-name="ce121" table:number-columns-repeated="3"/>
          <table:table-cell table:number-columns-repeated="1012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6"/>
          <table:table-cell table:style-name="Default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17"/>
          <table:covered-table-cell table:number-columns-repeated="3" table:style-name="ce121"/>
          <table:covered-table-cell table:number-columns-repeated="8"/>
          <table:table-cell table:number-columns-repeated="100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22:51:33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02:17:20.377000000</meta:creation-date>
    <dc:date>2021-03-08T23:08:18.678000000</dc:date>
    <meta:editing-duration>PT14M30S</meta:editing-duration>
    <meta:editing-cycles>3</meta:editing-cycles>
    <meta:generator>LibreOffice/7.1.1.2$Windows_X86_64 LibreOffice_project/fe0b08f4af1bacafe4c7ecc87ce55bb426164676</meta:generator>
    <meta:document-statistic meta:table-count="1" meta:cell-count="61" meta:object-count="0"/>
  </office:meta>
</office:document-meta>
</file>